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026000016E031C20A330DF519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19060e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officeooo:paragraph-rsid="0019060e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9060e" officeooo:paragraph-rsid="0019060e" style:font-size-asian="12pt" style:font-size-complex="12pt"/>
    </style:style>
    <style:style style:name="T1" style:family="text">
      <style:text-properties officeooo:rsid="001b5078"/>
    </style:style>
    <style:style style:name="T2" style:family="text">
      <style:text-properties officeooo:rsid="001e84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1">Г</text:span></text:p>
      <text:p text:style-name="P1">(Справочное)</text:p>
      <text:p text:style-name="P3">Д<text:span text:style-name="T2">иаграмма Ганта</text:span></text:p>
      <text:p text:style-name="P2"><draw:frame draw:style-name="fr1" draw:name="Изображение1" text:anchor-type="paragraph" svg:x="0.88cm" svg:y="0cm" svg:width="15.168cm" svg:height="21.488cm" draw:z-index="0"><draw:image xlink:href="Pictures/1000020100001026000016E031C20A330DF519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1:39:52.534311738</dc:date>
    <meta:editing-duration>PT24M56S</meta:editing-duration>
    <meta:editing-cycles>11</meta:editing-cycles>
    <meta:generator>LibreOffice/5.2.2.2$Linux_X86_64 LibreOffice_project/20m0$Build-2</meta:generator>
    <meta:document-statistic meta:table-count="0" meta:image-count="1" meta:object-count="0" meta:page-count="1" meta:paragraph-count="3" meta:word-count="5" meta:character-count="39" meta:non-whitespace-character-count="37"/>
  </office:meta>
</office:document-meta>
</file>